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1.71pt" svg:y="14.09pt">
            <draw:object draw:notify-on-update-of-ranges="Sheet1.B2:Sheet1.B8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0.9-2.4</text:p>
          </table:table-cell>
          <table:table-cell office:value-type="string" calcext:value-type="string">
            <text:p>1.2-2.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office:value-type="float" office:value="4.70985928088" calcext:value-type="float">
            <text:p>4.70985928088</text:p>
          </table:table-cell>
          <table:table-cell office:value-type="float" office:value="4.70957480232" calcext:value-type="float">
            <text:p>4.7095748023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office:value-type="float" office:value="5.01241011485" calcext:value-type="float">
            <text:p>5.01241011485</text:p>
          </table:table-cell>
          <table:table-cell office:value-type="float" office:value="5.00862345412" calcext:value-type="float">
            <text:p>5.0086234541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office:value-type="float" office:value="4.97661551902" calcext:value-type="float">
            <text:p>4.97661551902</text:p>
          </table:table-cell>
          <table:table-cell office:value-type="float" office:value="4.97812040071" calcext:value-type="float">
            <text:p>4.978120400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office:value-type="float" office:value="5.00081528128" calcext:value-type="float">
            <text:p>5.00081528128</text:p>
          </table:table-cell>
          <table:table-cell office:value-type="float" office:value="5.00425547639" calcext:value-type="float">
            <text:p>5.0042554763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office:value-type="float" office:value="5.05711450017" calcext:value-type="float">
            <text:p>5.05711450017</text:p>
          </table:table-cell>
          <table:table-cell office:value-type="float" office:value="5.05668958458" calcext:value-type="float">
            <text:p>5.0566895845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1690" calcext:value-type="float">
            <text:p>191690</text:p>
          </table:table-cell>
          <table:table-cell/>
          <table:table-cell office:value-type="float" office:value="5.13791088812" calcext:value-type="float">
            <text:p>5.1379108881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4.8155701892" calcext:value-type="float">
            <text:p>4.815570189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805" calcext:value-type="float">
            <text:p>151805</text:p>
          </table:table-cell>
          <table:table-cell office:value-type="float" office:value="4.81103034636" calcext:value-type="float">
            <text:p>4.81103034636</text:p>
          </table:table-cell>
          <table:table-cell office:value-type="float" office:value="4.81115588656" calcext:value-type="float">
            <text:p>4.811155886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3695" calcext:value-type="float">
            <text:p>213695</text:p>
          </table:table-cell>
          <table:table-cell/>
          <table:table-cell office:value-type="float" office:value="4.83930344397" calcext:value-type="float">
            <text:p>4.839303443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07:10:02.734131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8:43:34.119250314</meta:creation-date>
    <dc:date>2018-06-18T07:26:31.159348019</dc:date>
    <meta:editing-duration>PT20M34S</meta:editing-duration>
    <meta:editing-cycles>5</meta:editing-cycles>
    <meta:generator>LibreOffice/6.0.3.2$Linux_X86_64 LibreOffice_project/0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Sheet1.B2:Sheet1.B8 Sheet1.D2:Sheet1.D8" svg:x="0.32cm" svg:y="0.18cm" svg:width="12.508cm" svg:height="8.64cm">
          <chartooo:coordinate-region svg:x="1.047cm" svg:y="0.34cm" svg:width="11.224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class="chart:scatter">
            <chart:domain table:cell-range-address="Sheet1.B2:Sheet1.B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2:Sheet1.B8</svg:desc>
                </draw:g>
              </table:table-cell>
              <table:table-cell office:value-type="float" office:value="4.70957480232">
                <text:p>4.70957480232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5.00862345412">
                <text:p>5.00862345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.97812040071">
                <text:p>4.97812040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5.00425547639">
                <text:p>5.00425547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5.05668958458">
                <text:p>5.05668958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1690">
                <text:p>191690</text:p>
              </table:table-cell>
              <table:table-cell office:value-type="float" office:value="5.13791088812">
                <text:p>5.13791088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